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25-10-27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25-08-19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25-05-22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25-03-06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24-10-22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24-08-28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24-05-21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24-02-28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23-10-23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23-08-31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23-05-31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23-02-28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22-10-11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22-08-24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22-05-31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22-03-01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21-11-02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21-08-25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21-05-17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21-03-02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20-10-28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20-08-13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20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20-03-02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19-11-06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19-08-15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19-05-06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19-02-26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18-11-15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18-08-21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18-05-23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18-03-0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17-10-31 2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17-08-14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17-05-2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17-03-01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16-11-01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16-09-13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16-06-22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16-03-07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15-09-14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9584" calcext:value-type="float">
            <text:p>14.9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15-06-11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15-03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14-12-22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14-09-1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14-06-26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13-12-23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13-09-16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13-06-24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13-03-20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12-12-18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12-09-24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12-06-25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12-03-26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11-12-12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11-09-1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11-06-1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11-03-24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10-12-15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10-09-23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10-06-17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10-03-11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09-12-11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09-09-25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09-06-16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09-03-24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09-02-03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08-10-27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08-06-26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08-02-29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07-10-23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07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07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06-09-13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06-06-27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05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05-05-2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05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04-10-2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04-03-17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03-10-16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01-02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2000-03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99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98-11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98-08-25 2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98-05-08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97-09-12 0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97-05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95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95-04-07 0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94-12-09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94-08-04 0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94-04-21 0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93-10-21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93-08-13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93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92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92-08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92-04-09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91-10-29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91-09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91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90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90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90-04-04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89-10-06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89-04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88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88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87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87-03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86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86-05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85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85-05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84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84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83-1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83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83-0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82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81-1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80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80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78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77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77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77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76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76-09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75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75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74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74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72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70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69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69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68-1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68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68-08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68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67-1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67-08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67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66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65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65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65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65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64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63-1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63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62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62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62-0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61-09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61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60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60-0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59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58-09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58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58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58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57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57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56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56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55-1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55-09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55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55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54-09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54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54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53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53-07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53-03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52-12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52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51-1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51-08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51-03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50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50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50-0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49-1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49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49-07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49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48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48-03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47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47-05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45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45-06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43-09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43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42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42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41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41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41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41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41-09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41-05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41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41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41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41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41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40-12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40-1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40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40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40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40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40-08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40-05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40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40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40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40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9-1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9-1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9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9-10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9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9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9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9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9-03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9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9-0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8-1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8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8-1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8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8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8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8-07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8-05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8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8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8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8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8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7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7-1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7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7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7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7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7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7-0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6-09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6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6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6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5-1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5-1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5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5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5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5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5-0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4-1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4-1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4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4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4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3-1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3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3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3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3-09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3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3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3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3-0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3-0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2-08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2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2-08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2-08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2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2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2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2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2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2-07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2-07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2-07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2-07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2-07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2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2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2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2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2-07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2-07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2-06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2-06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2-06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2-06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2-06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2-06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2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2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2-06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2-06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2-06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2-06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2-06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2-06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2-06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2-06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2-06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2-06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2-06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2-06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2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2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2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2-05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2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2-05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2-05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2-05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2-05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2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2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2-03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2-0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2-0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1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9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9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9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9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9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9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9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8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8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7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6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6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6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6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6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6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6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6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6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6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6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5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5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5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5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5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5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5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5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5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5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5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5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4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3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1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0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0-1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0-10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0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0-09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0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0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0-08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0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0-08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0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0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0-08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0-08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0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0-08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0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0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0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0-07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0-07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0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0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0-07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0-07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0-07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0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0-07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0-07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0-07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0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0-07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0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0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0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0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0-07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0-07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0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0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0-06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0-06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0-06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0-06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0-06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0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0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0-06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0-06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0-06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0-06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0-06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0-06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0-06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0-06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0-06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0-05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0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0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0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0-0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30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29-1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29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29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29-09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29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29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29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29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29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28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N0000547</text:p>
          </table:table-cell>
          <table:table-cell office:value-type="string" calcext:value-type="string">
            <text:p>23S/32E-07CAB</text:p>
          </table:table-cell>
          <table:table-cell office:value-type="string" calcext:value-type="string">
            <text:p>1928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76" meta:object-count="0"/>
    <meta:user-defined meta:name="AppVersion">3.0</meta:user-defined>
  </office:meta>
</office:document-meta>
</file>